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031" officeooo:paragraph-rsid="001f8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ASSIG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5:09:18.772831718</meta:creation-date>
    <dc:date>2020-04-24T15:09:51.231732031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0.7.3$Linux_X86_64 LibreOffice_project/00m0$Build-3</meta:generator>
  </office:meta>
</office:document-meta>
</file>